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Sea</mi>
            <mrow>
              <mi>v</mi>
              <mo stretchy="false">=</mo>
              <mi mathvariant="italic">vértice</mi>
            </mrow>
            <mi mathvariant="italic">de</mi>
            <mi mathvariant="italic">la</mi>
            <mi mathvariant="italic">ecuación</mi>
            <mi mathvariant="italic">cuadrática</mi>
            <mi>,</mi>
          </mrow>
        </mtd>
      </mtr>
      <mtr>
        <mtd>
          <mrow>
            <mrow>
              <mi>h</mi>
              <mo stretchy="false">=</mo>
              <mi mathvariant="italic">distancia</mi>
            </mrow>
            <mi mathvariant="italic">entre</mi>
            <mi mathvariant="italic">el</mi>
            <mi mathvariant="italic">vértice</mi>
            <mi>y</mi>
            <mi mathvariant="italic">cada</mi>
            <mi mathvariant="italic">una</mi>
            <mi mathvariant="italic">de</mi>
            <mi mathvariant="italic">las</mi>
            <mi mathvariant="italic">raíces</mi>
            <mi mathvariant="italic">de</mi>
            <mi mathvariant="italic">la</mi>
            <mi mathvariant="italic">ecuación</mi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v</mi>
                            <mo stretchy="false">−</mo>
                            <mi>h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v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i>v</mi>
                      <mo stretchy="false">+</mo>
                      <mi>h</mi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i>x</mi>
                      <mo stretchy="false">−</mo>
                      <mi>v</mi>
                      <mo stretchy="false">−</mo>
                      <mi>h</mi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+</mo>
                      <mi>h</mi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i>v</mi>
                          </mrow>
                        </mrow>
                        <mo fence="true" stretchy="false">)</mo>
                      </mrow>
                      <mo stretchy="false">−</mo>
                      <mi>h</mi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v</mi>
                      </mrow>
                    </mrow>
                    <mo fence="true" stretchy="false">)</mo>
                  </mrow>
                  <mn>2</mn>
                </msup>
                <mo stretchy="false">−</mo>
                <msup>
                  <mi>h</mi>
                  <mn>2</mn>
                </msup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sup>
                  <mi>x</mi>
                  <mn>2</mn>
                </msup>
                <mo stretchy="false">−</mo>
                <mrow>
                  <mn>2</mn>
                  <mo stretchy="false">∗</mo>
                  <mi>v</mi>
                  <mo stretchy="false">∗</mo>
                  <mi>x</mi>
                </mrow>
                <mo stretchy="false">+</mo>
                <msup>
                  <mi>v</mi>
                  <mn>2</mn>
                </msup>
                <mo stretchy="false">−</mo>
                <msup>
                  <mi>h</mi>
                  <mn>2</mn>
                </msup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i>¿</mi>
            <mi mathvariant="italic">La</mi>
            <mi mathvariant="italic">siguiente</mi>
            <mi mathvariant="italic">igualdad</mi>
            <mi mathvariant="italic">es</mi>
            <mi mathvariant="italic">correcta</mi>
            <mi>?</mi>
          </mrow>
        </mtd>
      </mtr>
      <mtr>
        <mtd>
          <mrow>
            <mrow>
              <msup>
                <mi>v</mi>
                <mn>2</mn>
              </msup>
              <mo stretchy="false">−</mo>
              <msup>
                <mi>h</mi>
                <mn>2</mn>
              </msup>
            </mrow>
            <mo stretchy="false">=</mo>
            <mfrac>
              <mi>c</mi>
              <mi>a</mi>
            </mfrac>
          </mrow>
        </mtd>
      </mtr>
      <mtr>
        <mtd>
          <mrow/>
        </mtd>
      </mtr>
      <mtr>
        <mtd>
          <mrow>
            <mi mathvariant="italic">Tenemos</mi>
            <mi mathvariant="italic">que</mi>
            <mn>...</mn>
          </mrow>
        </mtd>
      </mtr>
      <mtr>
        <mtd>
          <mrow/>
        </mtd>
      </mtr>
      <mtr>
        <mtd>
          <mrow>
            <mrow>
              <mi>v</mi>
              <mo stretchy="false">=</mo>
              <mfrac>
                <mrow>
                  <mo stretchy="false">−</mo>
                  <mi>b</mi>
                </mrow>
                <mrow>
                  <mn>2</mn>
                  <mo stretchy="false">∗</mo>
                  <mi>a</mi>
                </mrow>
              </mfrac>
            </mrow>
            <mi>,</mi>
            <mrow>
              <mi>h</mi>
              <mo stretchy="false">=</mo>
              <mfrac>
                <mrow>
                  <mo stretchy="false">±</mo>
                  <msqrt>
                    <mrow>
                      <msup>
                        <mi>b</mi>
                        <mn>2</mn>
                      </msup>
                      <mo stretchy="false">−</mo>
                      <mrow>
                        <mn>4</mn>
                        <mo stretchy="false">∗</mo>
                        <mi>a</mi>
                        <mo stretchy="false">∗</mo>
                        <mi>c</mi>
                      </mrow>
                    </mrow>
                  </msqrt>
                </mrow>
                <mrow>
                  <mn>2</mn>
                  <mo stretchy="false">∗</mo>
                  <mi>a</mi>
                </mrow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sup>
                  <mrow>
                    <mo fence="true" stretchy="false">(</mo>
                    <mrow>
                      <mfrac>
                        <mrow>
                          <mo stretchy="false">−</mo>
                          <mi>b</mi>
                        </mrow>
                        <mrow>
                          <mn>2</mn>
                          <mo stretchy="false">∗</mo>
                          <mi>a</mi>
                        </mrow>
                      </mfrac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frac>
                        <mrow>
                          <mo stretchy="false">±</mo>
                          <msqrt>
                            <mrow>
                              <msup>
                                <mi>b</mi>
                                <mn>2</mn>
                              </msup>
                              <mo stretchy="false">−</mo>
                              <mrow>
                                <mn>4</mn>
                                <mo stretchy="false">∗</mo>
                                <mi>a</mi>
                                <mo stretchy="false">∗</mo>
                                <mi>c</mi>
                              </mrow>
                            </mrow>
                          </msqrt>
                        </mrow>
                        <mrow>
                          <mn>2</mn>
                          <mo stretchy="false">∗</mo>
                          <mi>a</mi>
                        </mrow>
                      </mfrac>
                    </mrow>
                    <mo fence="true" stretchy="false">)</mo>
                  </mrow>
                  <mn>2</mn>
                </msup>
              </mrow>
              <mo stretchy="false">=</mo>
              <mfrac>
                <mi>c</mi>
                <mi>a</mi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frac>
                  <msup>
                    <mi>b</mi>
                    <mn>2</mn>
                  </msup>
                  <mrow>
                    <mn>4</mn>
                    <mo stretchy="false">∗</mo>
                    <msup>
                      <mi>a</mi>
                      <mn>2</mn>
                    </msup>
                  </mrow>
                </mfrac>
                <mo stretchy="false">−</mo>
                <mfrac>
                  <mrow>
                    <msup>
                      <mi>b</mi>
                      <mn>2</mn>
                    </msup>
                    <mo stretchy="false">−</mo>
                    <mrow>
                      <mn>4</mn>
                      <mo stretchy="false">∗</mo>
                      <mi>a</mi>
                      <mo stretchy="false">∗</mo>
                      <mi>c</mi>
                    </mrow>
                  </mrow>
                  <mrow>
                    <mn>4</mn>
                    <mo stretchy="false">∗</mo>
                    <msup>
                      <mi>a</mi>
                      <mn>2</mn>
                    </msup>
                  </mrow>
                </mfrac>
              </mrow>
              <mo stretchy="false">=</mo>
              <mfrac>
                <mi>c</mi>
                <mi>a</mi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row>
                  <msup>
                    <mi>b</mi>
                    <mn>2</mn>
                  </msup>
                  <mo stretchy="false">−</mo>
                  <msup>
                    <mi>b</mi>
                    <mn>2</mn>
                  </msup>
                  <mo stretchy="false">+</mo>
                  <mrow>
                    <mn>4</mn>
                    <mo stretchy="false">∗</mo>
                    <mi>a</mi>
                    <mo stretchy="false">∗</mo>
                    <mi>c</mi>
                  </mrow>
                </mrow>
                <mrow>
                  <mn>4</mn>
                  <mo stretchy="false">∗</mo>
                  <msup>
                    <mi>a</mi>
                    <mn>2</mn>
                  </msup>
                </mrow>
              </mfrac>
              <mo stretchy="false">=</mo>
              <mfrac>
                <mi>c</mi>
                <mi>a</mi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row>
                  <mn>4</mn>
                  <mo stretchy="false">∗</mo>
                  <mi>a</mi>
                  <mo stretchy="false">∗</mo>
                  <mi>c</mi>
                </mrow>
                <mrow>
                  <mn>4</mn>
                  <mo stretchy="false">∗</mo>
                  <msup>
                    <mi>a</mi>
                    <mn>2</mn>
                  </msup>
                </mrow>
              </mfrac>
              <mo stretchy="false">=</mo>
              <mfrac>
                <mi>c</mi>
                <mi>a</mi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i>c</mi>
                <mi>a</mi>
              </mfrac>
              <mo stretchy="false">=</mo>
              <mfrac>
                <mi>c</mi>
                <mi>a</mi>
              </mfrac>
            </mrow>
          </mrow>
        </mtd>
      </mtr>
      <mtr>
        <mtd>
          <mrow/>
        </mtd>
      </mtr>
      <mtr>
        <mtd>
          <mrow>
            <mn>...</mn>
            <mi mathvariant="italic">lo</mi>
            <mi mathvariant="italic">cual</mi>
            <mi mathvariant="italic">es</mi>
            <mi mathvariant="italic">cierto</mi>
            <mi>.</mi>
          </mrow>
        </mtd>
      </mtr>
    </mtable>
    <annotation encoding="StarMath 5.0">Sea v = vértice de la ecuación cuadrática,
newline
h= distancia entre el vértice y cada una de las raíces de la ecuación
newline
newline
drarrow (x - ( v-h ))*( x-(v+h) )=0
newline
newline
drarrow (x - v+h )*( x-v-h) =0
newline
newline
drarrow ((x - v)+h )*( (x-v)-h) =0
newline
newline
drarrow (x - v)^2-h^2 =0
newline
newline
drarrow x^2 - 2*v*x+v^2-h^2 =0
newline
newline
¿La siguiente igualdad es correcta?
newline
v^2-h^2= c over a 
newline
newline
Tenemos que...
newline
newline
v=-b over {2*a},
h=+-sqrt{ b^2-4*a*c } over {2*a}
newline
newline
drarrow (-b over {2*a})^2-(+-sqrt{ b^2-4*a*c } over {2*a})^2= c over a
newline
newline
drarrow b^2 over {4*a^2}-{b^2-4*a*c} over {4*a^2}= c over a
newline
newline
drarrow {b^2-b^2+4*a*c} over {4*a^2}= c over a
newline
newline
drarrow {4*a*c} over {4*a^2}= c over a
newline
newline
drarrow c over a= c over a
newline
newline
... lo cual es cierto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0:03:53.766946902</meta:creation-date>
    <dc:date>2018-05-27T10:17:41.501544016</dc:date>
    <meta:editing-duration>PT3M6S</meta:editing-duration>
    <meta:editing-cycles>4</meta:editing-cycles>
    <meta:generator>LibreOffice/6.0.3.2$Linux_X86_64 LibreOffice_project/00$Build-2</meta:generator>
  </office:meta>
</office:document-meta>
</file>